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On Rails Basic Game no. 3 Notes</text:p>
      <text:p text:style-name="Standard"/>
      <text:p text:style-name="Standard">What do I need to know?</text:p>
      <text:p text:style-name="Standard"/>
      <text:p text:style-name="Standard"/>
      <text:p text:style-name="Standard">What happens from start to the end of the game?</text:p>
      <text:p text:style-name="Standard"/>
      <text:p text:style-name="Standard"/>
      <text:p text:style-name="Standard"/>
      <text:p text:style-name="Standard">Why?</text:p>
      <text:p text:style-name="Standard"/>
      <text:p text:style-name="Standard"/>
      <text:p text:style-name="Standard"/>
      <text:p text:style-name="Standard">What makes it do that?</text:p>
      <text:p text:style-name="Standard"/>
      <text:p text:style-name="Standard"/>
      <text:p text:style-name="Standard"/>
      <text:p text:style-name="Standard">How do I get things to do that?</text:p>
      <text:p text:style-name="Standard"/>
      <text:p text:style-name="Standard"/>
      <text:p text:style-name="Standard"/>
      <text:p text:style-name="Standard"/>
      <text:p text:style-name="Standard">Then I should list this stuff in the GDD and plan it out similar to the previous basic game GDD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1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6:26.66</meta:creation-date>
    <dc:date>2018-02-28T16:52:02.98</dc:date>
    <dc:creator>Charlie Gracie</dc:creator>
    <meta:editing-duration>PT1H15M33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1" meta:paragraph-count="8" meta:word-count="61" meta:character-count="279"/>
  </office:meta>
</office:document-meta>
</file>